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18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5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74pt solid #000000" fo:background-color="#a6a6a6" fo:border-left="none" fo:border-right="none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d9d9d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d9d9d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9706d" style:text-align-source="fix" style:repeat-content="false" fo:border="0.74pt solid #000000" style:vertical-align="middle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ackground-color="#ffff00" style:text-align-source="fix" style:repeat-content="false" fo:border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100">
      <style:table-cell-properties fo:background-color="#f2f2f2" style:text-align-source="fix" style:repeat-content="false" fo:border="0.74pt solid #000000">
        <loext:background-complex-color loext:theme-type="light1" loext:color-type="theme">
          <loext:transformation loext:type="lummod" loext:value="9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2f2f2" style:text-align-source="fix" style:repeat-content="false" fo:border="0.74pt solid #000000">
        <loext:background-complex-color loext:theme-type="light1" loext:color-type="theme">
          <loext:transformation loext:type="lummod" loext:value="9500"/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22" style:family="table-cell" style:parent-style-name="Default">
      <style:table-cell-properties fo:background-color="#6b027a" style:text-align-source="fix" style:repeat-content="false" fo:border="0.74pt solid #000000" style:vertical-align="middle">
        <loext:background-complex-color loext:theme-type="accent4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ec5f4" style:text-align-source="fix" style:repeat-content="false" fo:border="0.74pt solid #000000">
        <loext:background-complex-color loext:theme-type="followed-hyperlink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24" style:family="table-cell" style:parent-style-name="Default">
      <style:table-cell-properties fo:background-color="#a6a6a6"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00b3" style:text-align-source="fix" style:repeat-content="false" fo:border="0.74pt solid #000000" style:vertical-align="middle">
        <loext:background-complex-color loext:theme-type="hyperlink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9c9ff" style:text-align-source="fix" style:repeat-content="false" fo:border="0.74pt solid #000000">
        <loext:background-complex-color loext:theme-type="hyperlink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0.74pt solid #000000" fo:background-color="#e9706d" style:text-align-source="fix" style:repeat-content="false" fo:border-left="0.74pt solid #000000" fo:border-right="none" fo:border-top="0.74pt solid #000000">
        <loext:background-complex-color loext:theme-type="hyperlink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fo:background-color="#4efb34" style:text-align-source="fix" style:repeat-content="false" fo:border-left="0.74pt solid #000000" fo:border-right="none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solid #000000" fo:background-color="#4efb34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74pt solid #000000" fo:background-color="#e9706d" fo:border-left="none" fo:border-right="0.74pt solid #000000" fo:border-top="0.74pt solid #000000">
        <loext:background-complex-color loext:theme-type="hyperlink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color="#000000"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0.74pt solid #000000" fo:background-color="#ffff00" fo:border-left="none" fo:border-right="0.74pt solid #000000" fo:border-top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ackground-color="#4efb34" fo:border-left="none" fo:border-right="0.74pt solid #000000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74pt solid #000000" fo:background-color="#4efb34" fo:border-left="none" fo:border-right="0.74pt solid #000000" fo:border-top="0.74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fo:background-color="transparent"/>
      <style:text-properties style:use-window-font-color="true"/>
    </style:style>
    <style:style style:name="ce45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46" style:family="table-cell" style:parent-style-name="Default">
      <style:table-cell-properties fo:background-color="#e9706d"/>
    </style:style>
    <style:style style:name="ce110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a6a6a6" fo:border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81d41a"/>
    </style:style>
    <style:style style:name="ce11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81d41a"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4efb34" fo:font-weight="normal" style:font-weight-asian="normal" style:font-weight-complex="normal">
        <loext:char-complex-color loext:theme-type="accent2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ce55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60" style:family="table-cell" style:parent-style-name="Default">
      <style:table-cell-properties fo:background-color="#ffff00">
        <loext:background-complex-color loext:theme-type="accent2" loext:color-type="theme">
          <loext:transformation loext:type="lumoff" loext:value="0"/>
        </loext:background-complex-color>
      </style:table-cell-properties>
    </style:style>
    <style:style style:name="ce61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0" style:family="table-cell" style:parent-style-name="Default">
      <style:table-cell-properties fo:background-color="#e9706d" style:text-align-source="fix" style:repeat-content="false" fo:border="0.74pt solid #000000" style:vertical-align="middle">
        <loext:background-complex-color loext:theme-type="hyperlink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style:use-window-font-color="true"/>
    </style:style>
    <style:style style:name="ce131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style:use-window-font-color="true"/>
    </style:style>
    <style:style style:name="ce132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color="#e9706d">
        <loext:char-complex-color loext:theme-type="hyperlink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ce64" style:family="table-cell" style:parent-style-name="Default">
      <style:table-cell-properties fo:background-color="#4efb34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ce134" style:family="table-cell" style:parent-style-name="Default">
      <style:table-cell-properties fo:background-color="#e9706d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2.371cm" loext:decorative="false"/>
      <style:paragraph-properties style:writing-mode="lr-tb"/>
    </style:style>
    <style:style style:name="gr3" style:family="graphic" style:parent-style-name="Note">
      <style:graphic-properties fo:min-height="1.976cm" loext:decorative="false"/>
      <style:paragraph-properties style:writing-mode="lr-tb"/>
    </style:style>
    <style:style style:name="gr4" style:family="graphic" style:parent-style-name="Note">
      <style:graphic-properties fo:min-height="2.766cm" loext:decorative="false"/>
      <style:paragraph-properties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VAN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4" table:number-rows-spanned="1">
            <text:p>VAN 1</text:p>
          </table:table-cell>
          <table:covered-table-cell table:number-columns-repeated="3" table:style-name="ce4"/>
          <table:table-cell table:style-name="ce8" office:value-type="float" office:value="12000" calcext:value-type="float">
            <text:p>12000</text:p>
          </table:table-cell>
          <table:table-cell table:style-name="ce10" office:value-type="string" calcext:value-type="string">
            <text:p>€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Año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Flujos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style-name="ce5" table:formula="of:=4000+250" office:value-type="float" office:value="4250" calcext:value-type="float">
            <text:p>425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Interés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Cálculos</text:p>
          </table:table-cell>
          <table:table-cell table:style-name="ce5" table:formula="of:=[.F8]/(1+([.F9]/100))" office:value-type="float" office:value="4854.36893203884" calcext:value-type="float">
            <text:p>4854,36893203884</text:p>
          </table:table-cell>
          <table:table-cell table:style-name="ce5" table:formula="of:=[.G8]/((1+([.F9]/100))*(1+([.G9]/100)))" office:value-type="float" office:value="4712.97954566877" calcext:value-type="float">
            <text:p>4712,97954566877</text:p>
          </table:table-cell>
          <table:table-cell table:style-name="ce5" table:formula="of:=[.H8]/((1+([.F9]/100))*(1+([.G9]/100))*(1+([.H9]/100)))" office:value-type="float" office:value="3889.35205225093" calcext:value-type="float">
            <text:p>3889,35205225093</text:p>
          </table:table-cell>
          <table:table-cell table:style-name="ce9" table:formula="of:=-[.I6]+SUM([.F10:.H10])" office:value-type="float" office:value="1456.70052995853" calcext:value-type="float">
            <text:p>1456,70052995853</text:p>
          </table:table-cell>
          <table:table-cell table:style-name="ce11" office:value-type="string" calcext:value-type="string">
            <text:p>Total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4" table:number-rows-spanned="1">
            <text:p>VAN 2</text:p>
          </table:table-cell>
          <table:covered-table-cell table:number-columns-repeated="3" table:style-name="ce4"/>
          <table:table-cell table:style-name="ce8" office:value-type="float" office:value="15000" calcext:value-type="float">
            <text:p>15000</text:p>
          </table:table-cell>
          <table:table-cell table:style-name="ce10" office:value-type="string" calcext:value-type="string">
            <text:p>€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Año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Flujos</text:p>
          </table:table-cell>
          <table:table-cell table:number-columns-repeated="2" table:style-name="ce5" office:value-type="float" office:value="6000" calcext:value-type="float">
            <text:p>6000</text:p>
          </table:table-cell>
          <table:table-cell table:style-name="ce5" table:formula="of:=5200+250" office:value-type="float" office:value="5450" calcext:value-type="float">
            <text:p>545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Interés</text:p>
          </table:table-cell>
          <table:table-cell table:number-columns-repeated="3" table:style-name="ce5"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Cálculos</text:p>
          </table:table-cell>
          <table:table-cell table:style-name="ce5" table:formula="of:=[.F16]/(1+([.F17]/100))" office:value-type="float" office:value="5797.10144927536" calcext:value-type="float">
            <text:p>5797,10144927536</text:p>
          </table:table-cell>
          <table:table-cell table:style-name="ce5" table:formula="of:=[.G16]/((1+([.F17]/100))*(1+([.G17]/100)))" office:value-type="float" office:value="5601.06420219842" calcext:value-type="float">
            <text:p>5601,06420219842</text:p>
          </table:table-cell>
          <table:table-cell table:style-name="ce5" table:formula="of:=[.H16]/((1+([.F17]/100))*(1+([.G17]/100))*(1+([.H17]/100)))" office:value-type="float" office:value="4915.58774589072" calcext:value-type="float">
            <text:p>4915,58774589072</text:p>
          </table:table-cell>
          <table:table-cell table:style-name="ce9" table:formula="of:=-[.I14]+SUM([.F18:.H18])" office:value-type="float" office:value="1313.7533973645" calcext:value-type="float">
            <text:p>1313,7533973645</text:p>
          </table:table-cell>
          <table:table-cell table:style-name="ce11" office:value-type="string" calcext:value-type="string">
            <text:p>Total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4"/>
          <table:table-cell table:style-name="ce3" office:value-type="string" calcext:value-type="string">
            <text:p>Rentable</text:p>
          </table:table-cell>
          <table:table-cell table:style-name="ce3" table:formula="of:=IF([.I10]&gt;[.I18];&quot;VAN 1&quot;;IF([.I18]&gt;[.I10];&quot;VAN 2&quot;; &quot;Ambas son Rentables&quot;))" office:value-type="string" office:string-value="VAN 1" calcext:value-type="string">
            <text:p>VAN 1</text:p>
          </table:table-cell>
          <table:table-cell table:style-name="ce6" table:formula="of:=IF([.F22]=&quot;VAN 1&quot;;[.I6];[.I14])" office:value-type="float" office:value="12000" calcext:value-type="float">
            <text:p>12000</text:p>
          </table:table-cell>
          <table:table-cell table:style-name="ce7" office:value-type="string" calcext:value-type="string">
            <text:p>€</text:p>
          </table:table-cell>
          <table:table-cell table:number-columns-repeated="2"/>
        </table:table-row>
      </table:table>
      <table:table table:name="Préstamo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">
          <table:table-cell table:number-columns-repeated="10"/>
        </table:table-row>
        <table:table-row table:style-name="ro2">
          <table:table-cell table:number-columns-repeated="4"/>
          <table:table-cell table:style-name="ce12" office:value-type="string" calcext:value-type="string">
            <text:p>Capital</text:p>
          </table:table-cell>
          <table:table-cell table:style-name="ce12" table:formula="of:=[$VAN.G22]" office:value-type="float" office:value="12000" calcext:value-type="float">
            <text:p>12000</text:p>
          </table:table-cell>
          <table:table-cell table:style-name="ce7" office:value-type="string" calcext:value-type="string">
            <text:p>€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13" office:value-type="string" calcext:value-type="string">
            <text:p>Año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office:value-type="string" calcext:value-type="string">
            <text:p>Numerador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office:value-type="string" calcext:value-type="string">
            <text:p>Interés</text:p>
          </table:table-cell>
          <table:table-cell table:style-name="ce15" table:formula="of:=3.7/100" office:value-type="float" office:value="0.037" calcext:value-type="float">
            <text:p>0,037</text:p>
          </table:table-cell>
          <table:table-cell table:style-name="ce15" table:formula="of:=[.F12]" office:value-type="float" office:value="0.037" calcext:value-type="float">
            <text:p>0,037</text:p>
          </table:table-cell>
          <table:table-cell table:style-name="ce15" table:formula="of:=[.G12]" office:value-type="float" office:value="0.037" calcext:value-type="float">
            <text:p>0,03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office:value-type="string" calcext:value-type="string">
            <text:p>Denominador</text:p>
          </table:table-cell>
          <table:table-cell table:style-name="ce15" table:formula="of:=1+[.F12]" office:value-type="float" office:value="1.037" calcext:value-type="float">
            <text:p>1,037</text:p>
          </table:table-cell>
          <table:table-cell table:style-name="ce15" table:formula="of:=1+[.G12]" office:value-type="float" office:value="1.037" calcext:value-type="float">
            <text:p>1,037</text:p>
          </table:table-cell>
          <table:table-cell table:style-name="ce15" table:formula="of:=1+[.H12]" office:value-type="float" office:value="1.037" calcext:value-type="float">
            <text:p>1,03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office:value-type="string" calcext:value-type="string">
            <text:p>Cálculo Denominador</text:p>
          </table:table-cell>
          <table:table-cell table:style-name="ce15" table:formula="of:=[.F13]" office:value-type="float" office:value="1.037" calcext:value-type="float">
            <text:p>1,037</text:p>
          </table:table-cell>
          <table:table-cell table:style-name="ce15" table:formula="of:=[.G13]*[.F14]" office:value-type="float" office:value="1.075369" calcext:value-type="float">
            <text:p>1,075369</text:p>
          </table:table-cell>
          <table:table-cell table:style-name="ce15" table:formula="of:=[.H13]*[.G14]" office:value-type="float" office:value="1.115157653" calcext:value-type="float">
            <text:p>1,11515765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office:value-type="string" calcext:value-type="string">
            <text:p>Total</text:p>
          </table:table-cell>
          <table:table-cell table:style-name="ce15" table:formula="of:=[.F11]/[.F14]" office:value-type="float" office:value="0.964320154291225" calcext:value-type="float">
            <text:p>0,964320154291225</text:p>
          </table:table-cell>
          <table:table-cell table:style-name="ce15" table:formula="of:=[.G11]/[.G14]" office:value-type="float" office:value="0.929913359972252" calcext:value-type="float">
            <text:p>0,929913359972252</text:p>
          </table:table-cell>
          <table:table-cell table:style-name="ce15" table:formula="of:=[.H11]/[.H14]" office:value-type="float" office:value="0.896734194765913" calcext:value-type="float">
            <text:p>0,896734194765913</text:p>
          </table:table-cell>
          <table:table-cell table:style-name="ce14" table:formula="of:=SUM([.F15:.H15])" office:value-type="float" office:value="2.79096770902939" calcext:value-type="float">
            <text:p>2,79096770902939</text:p>
          </table:table-cell>
          <table:table-cell table:style-name="ce16" office:value-type="string" calcext:value-type="string">
            <text:p>Total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4" office:value-type="string" calcext:value-type="string">
            <text:p>Anualidad</text:p>
          </table:table-cell>
          <table:table-cell table:style-name="ce16" table:formula="of:=[.F7]/[.I15]" office:value-type="float" office:value="4299.58396192739" calcext:value-type="float">
            <text:p>4299,58396192739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Años</text:p>
          </table:table-cell>
          <table:table-cell table:style-name="ce1" office:value-type="string" calcext:value-type="string">
            <text:p>Anualidad</text:p>
          </table:table-cell>
          <table:table-cell table:style-name="ce1" office:value-type="string" calcext:value-type="string">
            <text:p>Interés (%)</text:p>
          </table:table-cell>
          <table:table-cell table:style-name="ce1" office:value-type="string" calcext:value-type="string">
            <text:p>Interés (€)</text:p>
          </table:table-cell>
          <table:table-cell table:style-name="ce1" office:value-type="string" calcext:value-type="string">
            <text:p>Capital devuelto</text:p>
          </table:table-cell>
          <table:table-cell table:style-name="ce1" office:value-type="string" calcext:value-type="string">
            <text:p>Capital Pendiente</text:p>
          </table:table-cell>
        </table:table-row>
        <table:table-row table:style-name="ro1"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table:number-columns-repeated="4"/>
          <table:table-cell table:style-name="ce15" table:formula="of:=[.$F$7]" office:value-type="float" office:value="12000" calcext:value-type="float">
            <text:p>12000</text:p>
          </table:table-cell>
        </table:table-row>
        <table:table-row table:style-name="ro1">
          <table:table-cell table:number-columns-repeated="4"/>
          <table:table-cell table:style-name="ce15" office:value-type="float" office:value="1" calcext:value-type="float">
            <text:p>1</text:p>
          </table:table-cell>
          <table:table-cell table:style-name="ce15" table:formula="of:=[.$F$17]" office:value-type="float" office:value="4299.58396192739" calcext:value-type="float">
            <text:p>4299,58396192739</text:p>
          </table:table-cell>
          <table:table-cell table:style-name="ce15" table:formula="of:=[.$F$12]" office:value-type="float" office:value="0.037" calcext:value-type="float">
            <text:p>0,037</text:p>
          </table:table-cell>
          <table:table-cell table:style-name="ce15" table:formula="of:=[.J22]*[.G23]" office:value-type="float" office:value="444" calcext:value-type="float">
            <text:p>444</text:p>
          </table:table-cell>
          <table:table-cell table:style-name="ce15" table:formula="of:=[.F23]-[.H23]" office:value-type="float" office:value="3855.58396192739" calcext:value-type="float">
            <text:p>3855,58396192739</text:p>
          </table:table-cell>
          <table:table-cell table:style-name="ce15" table:formula="of:=[.J22]-[.I23]" office:value-type="float" office:value="8144.41603807261" calcext:value-type="float">
            <text:p>8144,41603807261</text:p>
          </table:table-cell>
        </table:table-row>
        <table:table-row table:style-name="ro1">
          <table:table-cell table:number-columns-repeated="4"/>
          <table:table-cell table:style-name="ce15" office:value-type="float" office:value="2" calcext:value-type="float">
            <text:p>2</text:p>
          </table:table-cell>
          <table:table-cell table:style-name="ce15" table:formula="of:=[.$F$17]" office:value-type="float" office:value="4299.58396192739" calcext:value-type="float">
            <text:p>4299,58396192739</text:p>
          </table:table-cell>
          <table:table-cell table:style-name="ce15" table:formula="of:=[.$G$12]" office:value-type="float" office:value="0.037" calcext:value-type="float">
            <text:p>0,037</text:p>
          </table:table-cell>
          <table:table-cell table:style-name="ce15" table:formula="of:=[.J23]*[.G24]" office:value-type="float" office:value="301.343393408687" calcext:value-type="float">
            <text:p>301,343393408687</text:p>
          </table:table-cell>
          <table:table-cell table:style-name="ce15" table:formula="of:=[.F24]-[.H24]" office:value-type="float" office:value="3998.24056851871" calcext:value-type="float">
            <text:p>3998,24056851871</text:p>
          </table:table-cell>
          <table:table-cell table:style-name="ce15" table:formula="of:=[.J23]-[.I24]" office:value-type="float" office:value="4146.1754695539" calcext:value-type="float">
            <text:p>4146,1754695539</text:p>
          </table:table-cell>
        </table:table-row>
        <table:table-row table:style-name="ro1">
          <table:table-cell table:number-columns-repeated="4"/>
          <table:table-cell table:style-name="ce15" office:value-type="float" office:value="3" calcext:value-type="float">
            <text:p>3</text:p>
          </table:table-cell>
          <table:table-cell table:style-name="ce15" table:formula="of:=[.$F$17]" office:value-type="float" office:value="4299.58396192739" calcext:value-type="float">
            <text:p>4299,58396192739</text:p>
          </table:table-cell>
          <table:table-cell table:style-name="ce15" table:formula="of:=[.$H$12]" office:value-type="float" office:value="0.037" calcext:value-type="float">
            <text:p>0,037</text:p>
          </table:table-cell>
          <table:table-cell table:style-name="ce15" table:formula="of:=[.J24]*[.G25]" office:value-type="float" office:value="153.408492373494" calcext:value-type="float">
            <text:p>153,408492373494</text:p>
          </table:table-cell>
          <table:table-cell table:style-name="ce15" table:formula="of:=[.F25]-[.H25]" office:value-type="float" office:value="4146.1754695539" calcext:value-type="float">
            <text:p>4146,1754695539</text:p>
          </table:table-cell>
          <table:table-cell table:style-name="ce15" table:formula="of:=[.J24]-[.I25]" office:value-type="float" office:value="0" calcext:value-type="float">
            <text:p>0</text:p>
          </table:table-cell>
        </table:table-row>
      </table:table>
      <table:table table:name="Inventario" table:style-name="ta1">
        <table:table-column table:style-name="co1" table:number-columns-repeated="5" table:default-cell-style-name="Default"/>
        <table:table-column table:style-name="co1" table:default-cell-style-name="ce20"/>
        <table:table-column table:style-name="co1" table:default-cell-style-name="ce21"/>
        <table:table-column table:style-name="co1" table:number-columns-repeated="3" table:default-cell-style-name="ce23"/>
        <table:table-column table:style-name="co1" table:number-columns-repeated="3" table:default-cell-style-name="ce26"/>
        <table:table-column table:style-name="co1" table:number-columns-repeated="2" table:default-cell-style-name="ce27"/>
        <table:table-column table:style-name="co1" table:default-cell-style-name="ce28"/>
        <table:table-column table:style-name="co1" table:default-cell-style-name="Default"/>
        <table:table-row table:style-name="ro1" table:number-rows-repeated="6">
          <table:table-cell table:number-columns-repeated="5"/>
          <table:table-cell table:style-name="Default" table:number-columns-repeated="11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" office:value-type="string" calcext:value-type="string" table:number-columns-spanned="3" table:number-rows-spanned="1">
            <text:p>Entradas</text:p>
          </table:table-cell>
          <table:covered-table-cell table:number-columns-repeated="2" table:style-name="ce24"/>
          <table:table-cell table:style-name="ce1" office:value-type="string" calcext:value-type="string" table:number-columns-spanned="3" table:number-rows-spanned="1">
            <text:p>Salidas</text:p>
          </table:table-cell>
          <table:covered-table-cell table:number-columns-repeated="2" table:style-name="ce24"/>
          <table:table-cell table:style-name="ce1" office:value-type="string" calcext:value-type="string" table:number-columns-spanned="3" table:number-rows-spanned="1">
            <text:p>Almacén</text:p>
          </table:table-cell>
          <table:covered-table-cell table:number-columns-repeated="2" table:style-name="ce24"/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Fechas</text:p>
          </table:table-cell>
          <table:table-cell table:style-name="ce1" office:value-type="string" calcext:value-type="string">
            <text:p>Concepto</text:p>
          </table:table-cell>
          <table:table-cell table:style-name="ce22" office:value-type="string" calcext:value-type="string">
            <text:p>Unidades</text:p>
          </table:table-cell>
          <table:table-cell table:style-name="ce22" office:value-type="string" calcext:value-type="string">
            <text:p>Precio</text:p>
          </table:table-cell>
          <table:table-cell table:style-name="ce22" office:value-type="string" calcext:value-type="string">
            <text:p>Total</text:p>
          </table:table-cell>
          <table:table-cell table:style-name="ce25" office:value-type="string" calcext:value-type="string">
            <text:p>Unidades</text:p>
          </table:table-cell>
          <table:table-cell table:style-name="ce25" office:value-type="string" calcext:value-type="string">
            <text:p>Precio</text:p>
          </table:table-cell>
          <table:table-cell table:style-name="ce25" office:value-type="string" calcext:value-type="string">
            <text:p>Total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1" table:number-rows-spanned="5">
            <text:p>Año 1</text:p>
          </table:table-cell>
          <table:table-cell office:value-type="string" calcext:value-type="string">
            <text:p>Año 1 (1)</text:p>
          </table:table-cell>
          <table:table-cell office:value-type="string" calcext:value-type="string">
            <text:p>Entrada</text:p>
          </table:table-cell>
          <table:table-cell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  <table:table-cell table:formula="of:=[.H9]*[.I9]" office:value-type="float" office:value="52000" calcext:value-type="float">
            <text:p>52000</text:p>
          </table:table-cell>
          <table:table-cell table:number-columns-repeated="3"/>
          <table:table-cell table:formula="of:=[.H9]" office:value-type="float" office:value="2000" calcext:value-type="float">
            <text:p>2000</text:p>
          </table:table-cell>
          <table:table-cell table:formula="of:=[.I9]" office:value-type="float" office:value="26" calcext:value-type="float">
            <text:p>26</text:p>
          </table:table-cell>
          <table:table-cell table:formula="of:=[.J9]" office:value-type="float" office:value="52000" calcext:value-type="float">
            <text:p>520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1 (2)</text:p>
          </table:table-cell>
          <table:table-cell office:value-type="string" calcext:value-type="string">
            <text:p>Salida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formula="of:=[.O9]" office:value-type="float" office:value="26" calcext:value-type="float">
            <text:p>26</text:p>
          </table:table-cell>
          <table:table-cell table:formula="of:=[.K10]*[.L10]" office:value-type="float" office:value="20800" calcext:value-type="float">
            <text:p>20800</text:p>
          </table:table-cell>
          <table:table-cell table:formula="of:=[.N9]-[.K10]" office:value-type="float" office:value="1200" calcext:value-type="float">
            <text:p>1200</text:p>
          </table:table-cell>
          <table:table-cell table:formula="of:=[.P10]/[.N10]" office:value-type="float" office:value="26" calcext:value-type="float">
            <text:p>26</text:p>
          </table:table-cell>
          <table:table-cell table:style-name="ce29" table:formula="of:=[.P9]-[.M10]" office:value-type="float" office:value="31200" calcext:value-type="float">
            <text:p>312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1 (3)</text:p>
          </table:table-cell>
          <table:table-cell office:value-type="string" calcext:value-type="string">
            <text:p>Salida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[.O10]" office:value-type="float" office:value="26" calcext:value-type="float">
            <text:p>26</text:p>
          </table:table-cell>
          <table:table-cell table:formula="of:=[.K11]*[.L11]" office:value-type="float" office:value="23400" calcext:value-type="float">
            <text:p>23400</text:p>
          </table:table-cell>
          <table:table-cell table:formula="of:=[.N10]-[.K11]" office:value-type="float" office:value="300" calcext:value-type="float">
            <text:p>300</text:p>
          </table:table-cell>
          <table:table-cell table:formula="of:=[.P11]/[.N11]" office:value-type="float" office:value="26" calcext:value-type="float">
            <text:p>26</text:p>
          </table:table-cell>
          <table:table-cell table:formula="of:=[.P10]-[.M11]" office:value-type="float" office:value="7800" calcext:value-type="float">
            <text:p>78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1 (4)</text:p>
          </table:table-cell>
          <table:table-cell office:value-type="string" calcext:value-type="string">
            <text:p>Entrada</text:p>
          </table:table-cell>
          <table:table-cell office:value-type="float" office:value="1500" calcext:value-type="float">
            <text:p>1500</text:p>
          </table:table-cell>
          <table:table-cell office:value-type="float" office:value="27" calcext:value-type="float">
            <text:p>27</text:p>
          </table:table-cell>
          <table:table-cell table:formula="of:=[.H12]*[.I12]" office:value-type="float" office:value="40500" calcext:value-type="float">
            <text:p>40500</text:p>
          </table:table-cell>
          <table:table-cell table:number-columns-repeated="3"/>
          <table:table-cell table:formula="of:=[.N11]+[.H12]" office:value-type="float" office:value="1800" calcext:value-type="float">
            <text:p>1800</text:p>
          </table:table-cell>
          <table:table-cell table:formula="of:=[.P12]/[.N12]" office:value-type="float" office:value="26.8333333333333" calcext:value-type="float">
            <text:p>26,8333333333333</text:p>
          </table:table-cell>
          <table:table-cell table:formula="of:=[.P11]+[.J12]" office:value-type="float" office:value="48300" calcext:value-type="float">
            <text:p>483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1 (5)</text:p>
          </table:table-cell>
          <table:table-cell office:value-type="string" calcext:value-type="string">
            <text:p>Salida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[.O12]" office:value-type="float" office:value="26.8333333333333" calcext:value-type="float">
            <text:p>26,8333333333333</text:p>
          </table:table-cell>
          <table:table-cell table:formula="of:=[.K13]*[.L13]" office:value-type="float" office:value="24150" calcext:value-type="float">
            <text:p>24150</text:p>
          </table:table-cell>
          <table:table-cell table:formula="of:=[.N12]-[.K13]" office:value-type="float" office:value="900" calcext:value-type="float">
            <text:p>900</text:p>
          </table:table-cell>
          <table:table-cell table:formula="of:=[.P13]/[.N13]" office:value-type="float" office:value="26.8333333333333" calcext:value-type="float">
            <text:p>26,8333333333333</text:p>
          </table:table-cell>
          <table:table-cell table:style-name="ce30" table:formula="of:=[.P12]-[.M13]" office:value-type="float" office:value="24150" calcext:value-type="float">
            <text:p>24150</text:p>
          </table:table-cell>
          <table:table-cell table:style-name="ce36" office:value-type="string" calcext:value-type="string">
            <text:p>Ef Año 1</text:p>
          </table:table-cell>
        </table:table-row>
        <table:table-row table:style-name="ro1">
          <table:table-cell table:number-columns-repeated="16"/>
          <table:table-cell table:style-name="ce100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1" table:number-rows-spanned="6">
            <text:p>Año 2</text:p>
          </table:table-cell>
          <table:table-cell office:value-type="string" calcext:value-type="string">
            <text:p>Año 2 (5)</text:p>
          </table:table-cell>
          <table:table-cell table:number-columns-repeated="7"/>
          <table:table-cell table:formula="of:=[.N13]" office:value-type="float" office:value="900" calcext:value-type="float">
            <text:p>900</text:p>
          </table:table-cell>
          <table:table-cell table:formula="of:=[.O13]" office:value-type="float" office:value="26.8333333333333" calcext:value-type="float">
            <text:p>26,8333333333333</text:p>
          </table:table-cell>
          <table:table-cell table:style-name="ce33" table:formula="of:=[.P13]" office:value-type="float" office:value="24150" calcext:value-type="float">
            <text:p>24150</text:p>
          </table:table-cell>
          <table:table-cell table:style-name="ce38" office:value-type="string" calcext:value-type="string">
            <text:p>Ei Año 2</text:p>
          </table:table-cell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2 (6)</text:p>
          </table:table-cell>
          <table:table-cell office:value-type="string" calcext:value-type="string">
            <text:p>Entrada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formula="of:=[.H16]*[.I16]" office:value-type="float" office:value="28000" calcext:value-type="float">
            <text:p>28000</text:p>
          </table:table-cell>
          <table:table-cell table:number-columns-repeated="3"/>
          <table:table-cell table:formula="of:=[.N15]+[.H16]" office:value-type="float" office:value="1900" calcext:value-type="float">
            <text:p>1900</text:p>
          </table:table-cell>
          <table:table-cell table:formula="of:=[.P16]/[.N16]" office:value-type="float" office:value="27.4473684210526" calcext:value-type="float">
            <text:p>27,4473684210526</text:p>
          </table:table-cell>
          <table:table-cell table:formula="of:=[.P15]+[.J16]" office:value-type="float" office:value="52150" calcext:value-type="float">
            <text:p>52150</text:p>
          </table:table-cell>
          <table:table-cell table:style-name="ce10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2 (7)</text:p>
          </table:table-cell>
          <table:table-cell office:value-type="string" calcext:value-type="string">
            <text:p>Salida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O16]" office:value-type="float" office:value="27.4473684210526" calcext:value-type="float">
            <text:p>27,4473684210526</text:p>
          </table:table-cell>
          <table:table-cell table:formula="of:=[.K17]*[.L17]" office:value-type="float" office:value="41171.052631579" calcext:value-type="float">
            <text:p>41171,052631579</text:p>
          </table:table-cell>
          <table:table-cell table:formula="of:=[.N16]-[.K17]" office:value-type="float" office:value="400" calcext:value-type="float">
            <text:p>400</text:p>
          </table:table-cell>
          <table:table-cell table:formula="of:=[.P17]/[.N17]" office:value-type="float" office:value="27.4473684210526" calcext:value-type="float">
            <text:p>27,4473684210526</text:p>
          </table:table-cell>
          <table:table-cell table:formula="of:=[.P16]-[.M17]" office:value-type="float" office:value="10978.9473684211" calcext:value-type="float">
            <text:p>10978,9473684211</text:p>
          </table:table-cell>
          <table:table-cell table:style-name="ce10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2 (8)</text:p>
          </table:table-cell>
          <table:table-cell office:value-type="string" calcext:value-type="string">
            <text:p>Salida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[.O17]" office:value-type="float" office:value="27.4473684210526" calcext:value-type="float">
            <text:p>27,4473684210526</text:p>
          </table:table-cell>
          <table:table-cell table:formula="of:=[.K18]*[.L18]" office:value-type="float" office:value="5489.47368421053" calcext:value-type="float">
            <text:p>5489,47368421053</text:p>
          </table:table-cell>
          <table:table-cell table:formula="of:=[.N17]-[.K18]" office:value-type="float" office:value="200" calcext:value-type="float">
            <text:p>200</text:p>
          </table:table-cell>
          <table:table-cell table:formula="of:=[.P18]/[.N18]" office:value-type="float" office:value="27.4473684210526" calcext:value-type="float">
            <text:p>27,4473684210526</text:p>
          </table:table-cell>
          <table:table-cell table:style-name="ce32" table:formula="of:=[.P17]-[.M18]" office:value-type="float" office:value="5489.47368421053" calcext:value-type="float">
            <text:p>5489,47368421053</text:p>
          </table:table-cell>
          <table:table-cell table:style-name="ce10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2 (9)</text:p>
          </table:table-cell>
          <table:table-cell office:value-type="string" calcext:value-type="string">
            <text:p>Entrada</text:p>
          </table:table-cell>
          <table:table-cell office:value-type="float" office:value="1500" calcext:value-type="float">
            <text:p>1500</text:p>
          </table:table-cell>
          <table:table-cell office:value-type="float" office:value="28.5" calcext:value-type="float">
            <text:p>28,5</text:p>
          </table:table-cell>
          <table:table-cell table:formula="of:=[.H19]*[.I19]" office:value-type="float" office:value="42750" calcext:value-type="float">
            <text:p>42750</text:p>
          </table:table-cell>
          <table:table-cell table:number-columns-repeated="3"/>
          <table:table-cell table:formula="of:=[.N18]+[.H19]" office:value-type="float" office:value="1700" calcext:value-type="float">
            <text:p>1700</text:p>
          </table:table-cell>
          <table:table-cell table:formula="of:=[.P19]/[.N19]" office:value-type="float" office:value="28.3761609907121" calcext:value-type="float">
            <text:p>28,3761609907121</text:p>
          </table:table-cell>
          <table:table-cell table:style-name="ce95" table:formula="of:=[.P18]+[.J19]" office:value-type="float" office:value="48239.4736842105" calcext:value-type="float">
            <text:p>48239,4736842105</text:p>
          </table:table-cell>
          <table:table-cell table:style-name="ce10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2 (10)</text:p>
          </table:table-cell>
          <table:table-cell office:value-type="string" calcext:value-type="string">
            <text:p>Salida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[.O19]" office:value-type="float" office:value="28.3761609907121" calcext:value-type="float">
            <text:p>28,3761609907121</text:p>
          </table:table-cell>
          <table:table-cell table:formula="of:=[.K20]*[.L20]" office:value-type="float" office:value="14188.080495356" calcext:value-type="float">
            <text:p>14188,080495356</text:p>
          </table:table-cell>
          <table:table-cell table:formula="of:=[.N19]-[.K20]" office:value-type="float" office:value="1200" calcext:value-type="float">
            <text:p>1200</text:p>
          </table:table-cell>
          <table:table-cell table:formula="of:=[.P20]/[.N20]" office:value-type="float" office:value="28.3761609907121" calcext:value-type="float">
            <text:p>28,3761609907121</text:p>
          </table:table-cell>
          <table:table-cell table:style-name="ce96" table:formula="of:=[.P19]-[.M20]" office:value-type="float" office:value="34051.3931888545" calcext:value-type="float">
            <text:p>34051,3931888545</text:p>
          </table:table-cell>
          <table:table-cell table:style-name="ce38" office:value-type="string" calcext:value-type="string">
            <text:p>Ef Año 2</text:p>
          </table:table-cell>
        </table:table-row>
        <table:table-row table:style-name="ro1">
          <table:table-cell table:number-columns-repeated="16"/>
          <table:table-cell table:style-name="ce100"/>
        </table:table-row>
        <table:table-row table:style-name="ro1">
          <table:table-cell table:number-columns-repeated="4"/>
          <table:table-cell table:style-name="ce19" office:value-type="string" calcext:value-type="string" table:number-columns-spanned="1" table:number-rows-spanned="7">
            <text:p>Año 3</text:p>
          </table:table-cell>
          <table:table-cell office:value-type="string" calcext:value-type="string">
            <text:p>Año 3 (10)</text:p>
          </table:table-cell>
          <table:table-cell table:number-columns-repeated="7"/>
          <table:table-cell table:formula="of:=[.N20]" office:value-type="float" office:value="1200" calcext:value-type="float">
            <text:p>1200</text:p>
          </table:table-cell>
          <table:table-cell table:formula="of:=[.O20]" office:value-type="float" office:value="28.3761609907121" calcext:value-type="float">
            <text:p>28,3761609907121</text:p>
          </table:table-cell>
          <table:table-cell table:style-name="ce34" table:formula="of:=[.P20]" office:value-type="float" office:value="34051.3931888545" calcext:value-type="float">
            <text:p>34051,3931888545</text:p>
          </table:table-cell>
          <table:table-cell table:style-name="ce39" office:value-type="string" calcext:value-type="string">
            <text:p>Ei Año 3</text:p>
          </table:table-cell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3 (11)</text:p>
          </table:table-cell>
          <table:table-cell office:value-type="string" calcext:value-type="string">
            <text:p>Entrada</text:p>
          </table:table-cell>
          <table:table-cell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  <table:table-cell table:formula="of:=[.H23]*[.I23]" office:value-type="float" office:value="76000" calcext:value-type="float">
            <text:p>76000</text:p>
          </table:table-cell>
          <table:table-cell table:number-columns-repeated="3"/>
          <table:table-cell table:formula="of:=[.N22]+[.H23]" office:value-type="float" office:value="3200" calcext:value-type="float">
            <text:p>3200</text:p>
          </table:table-cell>
          <table:table-cell table:formula="of:=[.P23]/[.N23]" office:value-type="float" office:value="34.391060371517" calcext:value-type="float">
            <text:p>34,391060371517</text:p>
          </table:table-cell>
          <table:table-cell table:formula="of:=[.P22]+[.J23]" office:value-type="float" office:value="110051.393188854" calcext:value-type="float">
            <text:p>110051,393188854</text:p>
          </table:table-cell>
          <table:table-cell table:style-name="ce10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3 (12)</text:p>
          </table:table-cell>
          <table:table-cell office:value-type="string" calcext:value-type="string">
            <text:p>Salida</text:p>
          </table:table-cell>
          <table:table-cell table:number-columns-repeated="3"/>
          <table:table-cell office:value-type="float" office:value="1300" calcext:value-type="float">
            <text:p>1300</text:p>
          </table:table-cell>
          <table:table-cell table:formula="of:=[.O23]" office:value-type="float" office:value="34.391060371517" calcext:value-type="float">
            <text:p>34,391060371517</text:p>
          </table:table-cell>
          <table:table-cell table:formula="of:=[.K24]*[.L24]" office:value-type="float" office:value="44708.3784829721" calcext:value-type="float">
            <text:p>44708,3784829721</text:p>
          </table:table-cell>
          <table:table-cell table:formula="of:=[.N23]-[.K24]" office:value-type="float" office:value="1900" calcext:value-type="float">
            <text:p>1900</text:p>
          </table:table-cell>
          <table:table-cell table:formula="of:=[.P24]/[.N24]" office:value-type="float" office:value="34.391060371517" calcext:value-type="float">
            <text:p>34,391060371517</text:p>
          </table:table-cell>
          <table:table-cell table:formula="of:=[.P23]-[.M24]" office:value-type="float" office:value="65343.0147058824" calcext:value-type="float">
            <text:p>65343,0147058824</text:p>
          </table:table-cell>
          <table:table-cell table:style-name="ce10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3 (13)</text:p>
          </table:table-cell>
          <table:table-cell office:value-type="string" calcext:value-type="string">
            <text:p>Salida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formula="of:=[.O24]" office:value-type="float" office:value="34.391060371517" calcext:value-type="float">
            <text:p>34,391060371517</text:p>
          </table:table-cell>
          <table:table-cell table:formula="of:=[.K25]*[.L25]" office:value-type="float" office:value="41269.2724458204" calcext:value-type="float">
            <text:p>41269,2724458204</text:p>
          </table:table-cell>
          <table:table-cell table:formula="of:=[.N24]-[.K25]" office:value-type="float" office:value="700" calcext:value-type="float">
            <text:p>700</text:p>
          </table:table-cell>
          <table:table-cell table:formula="of:=[.P25]/[.N25]" office:value-type="float" office:value="34.391060371517" calcext:value-type="float">
            <text:p>34,391060371517</text:p>
          </table:table-cell>
          <table:table-cell table:formula="of:=[.P24]-[.M25]" office:value-type="float" office:value="24073.7422600619" calcext:value-type="float">
            <text:p>24073,7422600619</text:p>
          </table:table-cell>
          <table:table-cell table:style-name="ce10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3 (14)</text:p>
          </table:table-cell>
          <table:table-cell office:value-type="string" calcext:value-type="string">
            <text:p>Entrada</text:p>
          </table:table-cell>
          <table:table-cell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  <table:table-cell table:formula="of:=[.H26]*[.I26]" office:value-type="float" office:value="78000" calcext:value-type="float">
            <text:p>78000</text:p>
          </table:table-cell>
          <table:table-cell table:number-columns-repeated="3"/>
          <table:table-cell table:formula="of:=[.N25]+[.H26]" office:value-type="float" office:value="2700" calcext:value-type="float">
            <text:p>2700</text:p>
          </table:table-cell>
          <table:table-cell table:formula="of:=[.P26]/[.N26]" office:value-type="float" office:value="37.8050897259489" calcext:value-type="float">
            <text:p>37,8050897259489</text:p>
          </table:table-cell>
          <table:table-cell table:formula="of:=[.P25]+[.J26]" office:value-type="float" office:value="102073.742260062" calcext:value-type="float">
            <text:p>102073,742260062</text:p>
          </table:table-cell>
          <table:table-cell table:style-name="ce10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3 (15)</text:p>
          </table:table-cell>
          <table:table-cell office:value-type="string" calcext:value-type="string">
            <text:p>Salida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O26]" office:value-type="float" office:value="37.8050897259489" calcext:value-type="float">
            <text:p>37,8050897259489</text:p>
          </table:table-cell>
          <table:table-cell table:formula="of:=[.K27]*[.L27]" office:value-type="float" office:value="75610.1794518977" calcext:value-type="float">
            <text:p>75610,1794518977</text:p>
          </table:table-cell>
          <table:table-cell table:formula="of:=[.N26]-[.K27]" office:value-type="float" office:value="700" calcext:value-type="float">
            <text:p>700</text:p>
          </table:table-cell>
          <table:table-cell table:formula="of:=[.P27]/[.N27]" office:value-type="float" office:value="37.8050897259489" calcext:value-type="float">
            <text:p>37,8050897259489</text:p>
          </table:table-cell>
          <table:table-cell table:formula="of:=[.P26]-[.M27]" office:value-type="float" office:value="26463.5628081642" calcext:value-type="float">
            <text:p>26463,5628081642</text:p>
          </table:table-cell>
          <table:table-cell table:style-name="ce10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3 (16)</text:p>
          </table:table-cell>
          <table:table-cell office:value-type="string" calcext:value-type="string">
            <text:p>Salida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formula="of:=[.O27]" office:value-type="float" office:value="37.8050897259489" calcext:value-type="float">
            <text:p>37,8050897259489</text:p>
          </table:table-cell>
          <table:table-cell table:formula="of:=[.K28]*[.L28]" office:value-type="float" office:value="26463.5628081642" calcext:value-type="float">
            <text:p>26463,5628081642</text:p>
          </table:table-cell>
          <table:table-cell table:formula="of:=[.N27]-[.K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8" table:formula="of:=[.P27]-[.M28]" office:value-type="float" office:value="0" calcext:value-type="float">
            <text:p>0</text:p>
          </table:table-cell>
          <table:table-cell table:style-name="ce103" office:value-type="string" calcext:value-type="string">
            <text:p>Ef Año 3</text:p>
          </table:table-cell>
        </table:table-row>
        <table:table-row table:style-name="ro1">
          <table:table-cell table:number-columns-repeated="15"/>
          <table:table-cell table:style-name="ce27"/>
          <table:table-cell/>
        </table:table-row>
        <table:table-row table:style-name="ro1">
          <table:table-cell table:number-columns-repeated="15"/>
          <table:table-cell table:style-name="ce27"/>
          <table:table-cell/>
        </table:table-row>
      </table:table>
      <table:table table:name="Beneficio y Tesorería" table:style-name="ta1">
        <table:table-column table:style-name="co1" table:number-columns-repeated="5" table:default-cell-style-name="Default"/>
        <table:table-column table:style-name="co6" table:default-cell-style-name="ce43"/>
        <table:table-column table:style-name="co1" table:default-cell-style-name="ce45"/>
        <table:table-column table:style-name="co1" table:number-columns-repeated="4" table:default-cell-style-name="ce49"/>
        <table:table-column table:style-name="co1" table:default-cell-style-name="ce59"/>
        <table:table-column table:style-name="co5" table:default-cell-style-name="ce48"/>
        <table:table-column table:style-name="co1" table:number-columns-repeated="3" table:default-cell-style-name="ce48"/>
        <table:table-column table:style-name="co1" table:default-cell-style-name="ce59"/>
        <table:table-column table:style-name="co1" table:number-columns-repeated="4" table:default-cell-style-name="ce48"/>
        <table:table-row table:style-name="ro1" table:number-rows-repeated="7">
          <table:table-cell table:number-columns-repeated="5"/>
          <table:table-cell table:style-name="Default" table:number-columns-repeated="16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46" table:number-columns-repeated="4"/>
          <table:table-cell table:style-name="Default"/>
          <table:table-cell table:style-name="ce60" table:number-columns-repeated="4"/>
          <table:table-cell table:style-name="Default"/>
          <table:table-cell table:style-name="ce64"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10" office:value-type="string" calcext:value-type="string" table:number-columns-spanned="4" table:number-rows-spanned="1">
            <text:p>Año 1</text:p>
          </table:table-cell>
          <table:covered-table-cell table:number-columns-repeated="3" table:style-name="ce53"/>
          <table:table-cell table:style-name="Default"/>
          <table:table-cell table:style-name="ce110" office:value-type="string" calcext:value-type="string" table:number-columns-spanned="4" table:number-rows-spanned="1">
            <text:p>Año 2</text:p>
          </table:table-cell>
          <table:covered-table-cell table:number-columns-repeated="3" table:style-name="ce53"/>
          <table:table-cell table:style-name="Default"/>
          <table:table-cell table:style-name="ce110" office:value-type="string" calcext:value-type="string" table:number-columns-spanned="4" table:number-rows-spanned="1">
            <text:p>Año 3</text:p>
          </table:table-cell>
          <table:covered-table-cell table:number-columns-repeated="3" table:style-name="ce53"/>
        </table:table-row>
        <table:table-row table:style-name="ro3">
          <table:table-cell table:number-columns-repeated="5"/>
          <table:table-cell table:style-name="ce41" office:value-type="string" calcext:value-type="string">
            <text:p>Acciones</text:p>
          </table:table-cell>
          <table:table-cell table:style-name="Default"/>
          <table:table-cell table:style-name="ce110" office:value-type="string" calcext:value-type="string">
            <text:p>Ingresos</text:p>
          </table:table-cell>
          <table:table-cell table:style-name="ce110" office:value-type="string" calcext:value-type="string">
            <text:p>Coste</text:p>
          </table:table-cell>
          <table:table-cell table:style-name="ce110" office:value-type="string" calcext:value-type="string">
            <text:p>Cobros</text:p>
          </table:table-cell>
          <table:table-cell table:style-name="ce110" office:value-type="string" calcext:value-type="string">
            <text:p>Pagos</text:p>
          </table:table-cell>
          <table:table-cell table:style-name="Default"/>
          <table:table-cell table:style-name="ce110" office:value-type="string" calcext:value-type="string">
            <text:p>Ingresos</text:p>
          </table:table-cell>
          <table:table-cell table:style-name="ce110" office:value-type="string" calcext:value-type="string">
            <text:p>Coste</text:p>
          </table:table-cell>
          <table:table-cell table:style-name="ce110" office:value-type="string" calcext:value-type="string">
            <text:p>Cobros</text:p>
          </table:table-cell>
          <table:table-cell table:style-name="ce110" office:value-type="string" calcext:value-type="string">
            <text:p>Pagos</text:p>
          </table:table-cell>
          <table:table-cell table:style-name="Default"/>
          <table:table-cell table:style-name="ce110" office:value-type="string" calcext:value-type="string">
            <text:p>Ingresos</text:p>
          </table:table-cell>
          <table:table-cell table:style-name="ce110" office:value-type="string" calcext:value-type="string">
            <text:p>Coste</text:p>
          </table:table-cell>
          <table:table-cell table:style-name="ce110" office:value-type="string" calcext:value-type="string">
            <text:p>Cobros</text:p>
          </table:table-cell>
          <table:table-cell table:style-name="ce110" office:value-type="string" calcext:value-type="string">
            <text:p>Pagos</text:p>
          </table:table-cell>
        </table:table-row>
        <table:table-row table:style-name="ro4">
          <table:table-cell table:number-columns-repeated="5"/>
          <table:table-cell table:style-name="ce42" office:value-type="string" calcext:value-type="string">
            <text:p>Materia Prima</text:p>
          </table:table-cell>
          <table:table-cell table:style-name="ce44"/>
          <table:table-cell table:style-name="ce48"/>
          <table:table-cell table:style-name="ce48" table:formula="of:=2000*26" office:value-type="float" office:value="52000" calcext:value-type="float">
            <text:p>52000</text:p>
          </table:table-cell>
          <table:table-cell table:style-name="ce48"/>
          <table:table-cell table:style-name="ce48" table:formula="of:=[.I11]" office:value-type="float" office:value="52000" calcext:value-type="float">
            <text:p>52000</text:p>
          </table:table-cell>
          <table:table-cell table:number-columns-repeated="2"/>
          <table:table-cell table:formula="of:=1000*28" office:value-type="float" office:value="28000" calcext:value-type="float">
            <text:p>28000</text:p>
          </table:table-cell>
          <table:table-cell/>
          <table:table-cell table:formula="of:=[.N11]" office:value-type="float" office:value="28000" calcext:value-type="float">
            <text:p>28000</text:p>
          </table:table-cell>
          <table:table-cell table:number-columns-repeated="2"/>
          <table:table-cell table:formula="of:=2000*38" office:value-type="float" office:value="76000" calcext:value-type="float">
            <text:p>76000</text:p>
          </table:table-cell>
          <table:table-cell/>
          <table:table-cell table:formula="of:=[.S11]" office:value-type="float" office:value="76000" calcext:value-type="float">
            <text:p>76000</text:p>
          </table:table-cell>
        </table:table-row>
        <table:table-row table:style-name="ro4">
          <table:table-cell table:number-columns-repeated="5"/>
          <table:table-cell table:style-name="ce42" office:value-type="string" calcext:value-type="string">
            <text:p>Ingresos por venta</text:p>
          </table:table-cell>
          <table:table-cell table:style-name="ce44"/>
          <table:table-cell table:style-name="ce48" table:formula="of:=800*300" office:value-type="float" office:value="240000" calcext:value-type="float">
            <text:p>240000</text:p>
          </table:table-cell>
          <table:table-cell table:style-name="ce48"/>
          <table:table-cell table:style-name="ce123" table:formula="of:=[.H12]/2" office:value-type="float" office:value="120000" calcext:value-type="float">
            <office:annotation draw:style-name="gr1" svg:width="2.899cm" svg:height="1.799cm" svg:x="26.319cm" svg:y="3.58cm" draw:caption-point-x="-0.61cm" draw:caption-point-y="1.51cm">
              <dc:creator>Autoría desconocida</dc:creator>
              <dc:date>2025-02-26T11:10:00</dc:date>
              <text:p>Se cobra la mitad restante el año 2</text:p>
            </office:annotation>
            <text:p>120000</text:p>
          </table:table-cell>
          <table:table-cell table:style-name="ce48"/>
          <table:table-cell/>
          <table:table-cell table:formula="of:=1500*320" office:value-type="float" office:value="480000" calcext:value-type="float">
            <text:p>480000</text:p>
          </table:table-cell>
          <table:table-cell/>
          <table:table-cell table:style-name="ce130" table:formula="of:=[.M12]+[.J12]" office:value-type="float" office:value="600000" calcext:value-type="float">
            <office:annotation draw:style-name="gr1" svg:width="2.899cm" svg:height="1.799cm" svg:x="38.626cm" svg:y="3.58cm" draw:caption-point-x="-0.61cm" draw:caption-point-y="1.51cm">
              <dc:creator>Autoría desconocida</dc:creator>
              <dc:date>2025-02-26T11:33:00</dc:date>
              <text:p>Sumada la segunda mitad pendiente del año 1</text:p>
            </office:annotation>
            <text:p>600000</text:p>
          </table:table-cell>
          <table:table-cell table:number-columns-repeated="2"/>
          <table:table-cell table:formula="of:=1300*330" office:value-type="float" office:value="429000" calcext:value-type="float">
            <text:p>429000</text:p>
          </table:table-cell>
          <table:table-cell/>
          <table:table-cell table:formula="of:=[.R12]" office:value-type="float" office:value="429000" calcext:value-type="float">
            <text:p>429000</text:p>
          </table:table-cell>
          <table:table-cell/>
        </table:table-row>
        <table:table-row table:style-name="ro4">
          <table:table-cell table:number-columns-repeated="5"/>
          <table:table-cell table:style-name="ce42" office:value-type="string" calcext:value-type="string">
            <text:p>Ingresos por venta 2</text:p>
          </table:table-cell>
          <table:table-cell table:style-name="ce44"/>
          <table:table-cell table:style-name="ce48" table:formula="of:=900*310" office:value-type="float" office:value="279000" calcext:value-type="float">
            <text:p>279000</text:p>
          </table:table-cell>
          <table:table-cell table:style-name="ce48"/>
          <table:table-cell table:style-name="ce123" table:formula="of:=[.H13]/2" office:value-type="float" office:value="139500" calcext:value-type="float">
            <office:annotation draw:style-name="gr1" svg:width="2.899cm" svg:height="1.799cm" svg:x="26.319cm" svg:y="4.067cm" draw:caption-point-x="-0.61cm" draw:caption-point-y="1.51cm">
              <dc:creator>Autoría desconocida</dc:creator>
              <dc:date>2025-02-26T11:10:00</dc:date>
              <text:p>Se cobra la mitad restante el año 2</text:p>
            </office:annotation>
            <text:p>139500</text:p>
          </table:table-cell>
          <table:table-cell table:style-name="ce48"/>
          <table:table-cell/>
          <table:table-cell table:formula="of:=200*323" office:value-type="float" office:value="64600" calcext:value-type="float">
            <text:p>64600</text:p>
          </table:table-cell>
          <table:table-cell/>
          <table:table-cell table:style-name="ce130" table:formula="of:=[.M13]+[.J13]" office:value-type="float" office:value="204100" calcext:value-type="float">
            <office:annotation draw:style-name="gr1" svg:width="2.899cm" svg:height="1.799cm" svg:x="38.626cm" svg:y="4.067cm" draw:caption-point-x="-0.61cm" draw:caption-point-y="1.51cm">
              <dc:creator>Autoría desconocida</dc:creator>
              <dc:date>2025-02-26T11:33:00</dc:date>
              <text:p>Sumada la segunda mitad pendiente del año 1</text:p>
            </office:annotation>
            <text:p>204100</text:p>
          </table:table-cell>
          <table:table-cell table:number-columns-repeated="2"/>
          <table:table-cell table:formula="of:=1200*333" office:value-type="float" office:value="399600" calcext:value-type="float">
            <text:p>399600</text:p>
          </table:table-cell>
          <table:table-cell/>
          <table:table-cell table:formula="of:=[.R13]" office:value-type="float" office:value="399600" calcext:value-type="float">
            <text:p>399600</text:p>
          </table:table-cell>
          <table:table-cell/>
        </table:table-row>
        <table:table-row table:style-name="ro4">
          <table:table-cell table:number-columns-repeated="5"/>
          <table:table-cell table:style-name="ce42" office:value-type="string" calcext:value-type="string">
            <text:p>Materia Prima 2</text:p>
          </table:table-cell>
          <table:table-cell table:style-name="ce44"/>
          <table:table-cell table:style-name="ce48"/>
          <table:table-cell table:style-name="ce48" table:formula="of:=1500*27" office:value-type="float" office:value="40500" calcext:value-type="float">
            <text:p>40500</text:p>
          </table:table-cell>
          <table:table-cell table:style-name="ce48"/>
          <table:table-cell table:style-name="ce48" table:formula="of:=[.I14]" office:value-type="float" office:value="40500" calcext:value-type="float">
            <text:p>40500</text:p>
          </table:table-cell>
          <table:table-cell table:number-columns-repeated="2"/>
          <table:table-cell table:formula="of:=1500*28.5" office:value-type="float" office:value="42750" calcext:value-type="float">
            <text:p>42750</text:p>
          </table:table-cell>
          <table:table-cell/>
          <table:table-cell table:formula="of:=[.N14]" office:value-type="float" office:value="42750" calcext:value-type="float">
            <text:p>42750</text:p>
          </table:table-cell>
          <table:table-cell table:number-columns-repeated="2"/>
          <table:table-cell table:formula="of:=2000*39" office:value-type="float" office:value="78000" calcext:value-type="float">
            <text:p>78000</text:p>
          </table:table-cell>
          <table:table-cell/>
          <table:table-cell table:formula="of:=[.S14]" office:value-type="float" office:value="78000" calcext:value-type="float">
            <text:p>78000</text:p>
          </table:table-cell>
        </table:table-row>
        <table:table-row table:style-name="ro4">
          <table:table-cell table:number-columns-repeated="5"/>
          <table:table-cell table:style-name="ce42" office:value-type="string" calcext:value-type="string">
            <text:p>Ingresos por venta 3</text:p>
          </table:table-cell>
          <table:table-cell table:style-name="ce44"/>
          <table:table-cell table:style-name="ce48" table:formula="of:=900*312" office:value-type="float" office:value="280800" calcext:value-type="float">
            <text:p>280800</text:p>
          </table:table-cell>
          <table:table-cell table:style-name="ce48"/>
          <table:table-cell table:style-name="ce123" table:formula="of:=[.H15]/2" office:value-type="float" office:value="140400" calcext:value-type="float">
            <office:annotation draw:style-name="gr1" svg:width="2.899cm" svg:height="1.799cm" svg:x="26.319cm" svg:y="5.041cm" draw:caption-point-x="-0.61cm" draw:caption-point-y="1.51cm">
              <dc:creator>Autoría desconocida</dc:creator>
              <dc:date>2025-02-26T11:11:00</dc:date>
              <text:p>Se cobra la mitad restante el año 2</text:p>
            </office:annotation>
            <text:p>140400</text:p>
          </table:table-cell>
          <table:table-cell table:style-name="ce58"/>
          <table:table-cell/>
          <table:table-cell table:formula="of:=500*325" office:value-type="float" office:value="162500" calcext:value-type="float">
            <text:p>162500</text:p>
          </table:table-cell>
          <table:table-cell/>
          <table:table-cell table:style-name="ce130" table:formula="of:=[.M15]+[.J15]" office:value-type="float" office:value="302900" calcext:value-type="float">
            <office:annotation draw:style-name="gr1" svg:width="2.899cm" svg:height="1.799cm" svg:x="38.626cm" svg:y="5.041cm" draw:caption-point-x="-0.61cm" draw:caption-point-y="1.51cm">
              <dc:creator>Autoría desconocida</dc:creator>
              <dc:date>2025-02-26T11:33:00</dc:date>
              <text:p>Sumada la segunda mitad pendiente del año 1</text:p>
            </office:annotation>
            <text:p>302900</text:p>
          </table:table-cell>
          <table:table-cell table:number-columns-repeated="2"/>
          <table:table-cell table:formula="of:=2000*335" office:value-type="float" office:value="670000" calcext:value-type="float">
            <text:p>670000</text:p>
          </table:table-cell>
          <table:table-cell/>
          <table:table-cell table:formula="of:=[.R15]" office:value-type="float" office:value="670000" calcext:value-type="float">
            <text:p>670000</text:p>
          </table:table-cell>
          <table:table-cell/>
        </table:table-row>
        <table:table-row table:style-name="ro4">
          <table:table-cell table:number-columns-repeated="5"/>
          <table:table-cell table:style-name="ce42" office:value-type="string" calcext:value-type="string">
            <text:p>Ingresos por venta 4</text:p>
          </table:table-cell>
          <table:table-cell table:style-name="ce44"/>
          <table:table-cell table:style-name="ce48" table:number-columns-repeated="4"/>
          <table:table-cell table:number-columns-repeated="6"/>
          <table:table-cell table:formula="of:=700*336" office:value-type="float" office:value="235200" calcext:value-type="float">
            <text:p>235200</text:p>
          </table:table-cell>
          <table:table-cell/>
          <table:table-cell table:formula="of:=[.R16]" office:value-type="float" office:value="235200" calcext:value-type="float">
            <text:p>235200</text:p>
          </table:table-cell>
          <table:table-cell/>
        </table:table-row>
        <table:table-row table:style-name="ro4">
          <table:table-cell table:number-columns-repeated="5"/>
          <table:table-cell table:style-name="ce42" office:value-type="string" calcext:value-type="string">
            <text:p>Alquiler</text:p>
          </table:table-cell>
          <table:table-cell table:style-name="ce44"/>
          <table:table-cell table:style-name="ce48"/>
          <table:table-cell table:style-name="ce48" table:formula="of:=800*10" office:value-type="float" office:value="8000" calcext:value-type="float">
            <text:p>8000</text:p>
          </table:table-cell>
          <table:table-cell table:style-name="ce48"/>
          <table:table-cell table:style-name="ce123" table:formula="of:=[.I17]*0.8" office:value-type="float" office:value="6400" calcext:value-type="float">
            <office:annotation draw:style-name="gr1" svg:width="2.899cm" svg:height="1.799cm" svg:x="28.577cm" svg:y="6.014cm" draw:caption-point-x="-0.61cm" draw:caption-point-y="1.51cm">
              <dc:creator>Autoría desconocida</dc:creator>
              <dc:date>2025-02-26T11:12:00</dc:date>
              <text:p>Paga el 20% restante del año 2</text:p>
            </office:annotation>
            <text:p>6400</text:p>
          </table:table-cell>
          <table:table-cell table:number-columns-repeated="2"/>
          <table:table-cell table:formula="of:=600*8" office:value-type="float" office:value="4800" calcext:value-type="float">
            <text:p>4800</text:p>
          </table:table-cell>
          <table:table-cell/>
          <table:table-cell table:style-name="ce130" table:formula="of:=[.N17]+([.I17]*0.2)" office:value-type="float" office:value="6400" calcext:value-type="float">
            <office:annotation draw:style-name="gr1" svg:width="2.899cm" svg:height="1.799cm" svg:x="40.884cm" svg:y="6.014cm" draw:caption-point-x="-0.61cm" draw:caption-point-y="1.51cm">
              <dc:creator>Autoría desconocida</dc:creator>
              <dc:date>2025-02-26T11:34:00</dc:date>
              <text:p>Sumado el 20% restante pendiente del año 1</text:p>
            </office:annotation>
            <text:p>6400</text:p>
          </table:table-cell>
          <table:table-cell table:number-columns-repeated="2"/>
          <table:table-cell table:formula="of:=1050*11" office:value-type="float" office:value="11550" calcext:value-type="float">
            <text:p>11550</text:p>
          </table:table-cell>
          <table:table-cell/>
          <table:table-cell table:formula="of:=[.S17]" office:value-type="float" office:value="11550" calcext:value-type="float">
            <text:p>11550</text:p>
          </table:table-cell>
        </table:table-row>
        <table:table-row table:style-name="ro4">
          <table:table-cell table:number-columns-repeated="5"/>
          <table:table-cell table:style-name="ce42" office:value-type="string" calcext:value-type="string">
            <text:p>Amortización Edificios</text:p>
          </table:table-cell>
          <table:table-cell table:style-name="ce44"/>
          <table:table-cell table:style-name="ce48"/>
          <table:table-cell table:style-name="ce117" table:formula="of:=120000/3" office:value-type="float" office:value="40000" calcext:value-type="float">
            <office:annotation draw:style-name="gr1" svg:width="2.899cm" svg:height="1.799cm" svg:x="24.061cm" svg:y="6.501cm" draw:caption-point-x="-0.61cm" draw:caption-point-y="1.51cm">
              <dc:creator>Autoría desconocida</dc:creator>
              <dc:date>2025-02-26T11:13:00</dc:date>
              <text:p>Amortización con duración de 3 años</text:p>
            </office:annotation>
            <text:p>40000</text:p>
          </table:table-cell>
          <table:table-cell table:style-name="ce48"/>
          <table:table-cell table:style-name="ce119" table:formula="of:=120000*0.8" office:value-type="float" office:value="96000" calcext:value-type="float">
            <office:annotation draw:style-name="gr1" svg:width="2.899cm" svg:height="1.799cm" svg:x="28.577cm" svg:y="6.501cm" draw:caption-point-x="-0.61cm" draw:caption-point-y="1.51cm">
              <dc:creator>Autoría desconocida</dc:creator>
              <dc:date>2025-02-26T11:14:00</dc:date>
              <text:p>Paga el 20% restante el año 2</text:p>
            </office:annotation>
            <text:p>96000</text:p>
          </table:table-cell>
          <table:table-cell table:number-columns-repeated="2"/>
          <table:table-cell table:style-name="ce130" table:formula="of:=[.I18]" office:value-type="float" office:value="40000" calcext:value-type="float">
            <office:annotation draw:style-name="gr1" svg:width="2.899cm" svg:height="1.799cm" svg:x="36.368cm" svg:y="6.501cm" draw:caption-point-x="-0.61cm" draw:caption-point-y="1.51cm">
              <dc:creator>Autoría desconocida</dc:creator>
              <dc:date>2025-02-26T11:34:00</dc:date>
              <text:p>Segunda amortización pendiente del año 1</text:p>
            </office:annotation>
            <text:p>40000</text:p>
          </table:table-cell>
          <table:table-cell/>
          <table:table-cell table:style-name="ce130" table:formula="of:=120000*0.2" office:value-type="float" office:value="24000" calcext:value-type="float">
            <office:annotation draw:style-name="gr1" svg:width="2.899cm" svg:height="1.799cm" svg:x="40.884cm" svg:y="6.501cm" draw:caption-point-x="-0.61cm" draw:caption-point-y="1.51cm">
              <dc:creator>Autoría desconocida</dc:creator>
              <dc:date>2025-02-26T11:35:00</dc:date>
              <text:p>Sumado el 20% restante pendiente del año 1</text:p>
            </office:annotation>
            <text:p>24000</text:p>
          </table:table-cell>
          <table:table-cell table:number-columns-repeated="2"/>
          <table:table-cell table:style-name="ce130" table:formula="of:=[.I18]" office:value-type="float" office:value="40000" calcext:value-type="float">
            <office:annotation draw:style-name="gr1" svg:width="2.899cm" svg:height="1.799cm" svg:x="47.657cm" svg:y="6.501cm" draw:caption-point-x="-0.61cm" draw:caption-point-y="1.51cm">
              <dc:creator>Autoría desconocida</dc:creator>
              <dc:date>2025-02-26T11:45:00</dc:date>
              <text:p>Tercera amortización pendiente del año 1</text:p>
            </office:annotation>
            <text:p>4000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string" calcext:value-type="string">
            <text:p>Amortización Maquinaria</text:p>
          </table:table-cell>
          <table:table-cell table:number-columns-repeated="2"/>
          <table:table-cell table:style-name="ce118" table:formula="of:=[$Préstamo.F7]/3" office:value-type="float" office:value="4000" calcext:value-type="float">
            <office:annotation draw:style-name="gr1" svg:width="2.899cm" svg:height="1.799cm" svg:x="24.061cm" svg:y="6.988cm" draw:caption-point-x="-0.61cm" draw:caption-point-y="1.51cm">
              <dc:creator>Autoría desconocida</dc:creator>
              <dc:date>2025-02-26T11:15:00</dc:date>
              <text:p>Amortización con duración de 3 años</text:p>
            </office:annotation>
            <text:p>4000</text:p>
          </table:table-cell>
          <table:table-cell/>
          <table:table-cell table:style-name="ce118" table:formula="of:=[$Préstamo.F17]" office:value-type="float" office:value="4299.58396192739" calcext:value-type="float">
            <office:annotation draw:style-name="gr1" svg:width="2.899cm" svg:height="1.799cm" svg:x="28.577cm" svg:y="6.988cm" draw:caption-point-x="-0.61cm" draw:caption-point-y="1.51cm">
              <dc:creator>Autoría desconocida</dc:creator>
              <dc:date>2025-02-26T11:15:00</dc:date>
              <text:p>Primera anualidad de la maquinaria</text:p>
            </office:annotation>
            <text:p>4299,58396192739</text:p>
          </table:table-cell>
          <table:table-cell table:number-columns-repeated="2"/>
          <table:table-cell table:style-name="ce130" table:formula="of:=[.I19]" office:value-type="float" office:value="4000" calcext:value-type="float">
            <office:annotation draw:style-name="gr2" svg:width="2.899cm" svg:height="2.571cm" svg:x="36.368cm" svg:y="6.988cm" draw:caption-point-x="-0.61cm" draw:caption-point-y="1.51cm">
              <dc:creator>Autoría desconocida</dc:creator>
              <dc:date>2025-02-26T11:35:00</dc:date>
              <text:p>Segundo coste de la amortización de la maquinaria pendiente del año 1</text:p>
            </office:annotation>
            <text:p>4000</text:p>
          </table:table-cell>
          <table:table-cell/>
          <table:table-cell table:style-name="ce130" table:formula="of:=[.K19]" office:value-type="float" office:value="4299.58396192739" calcext:value-type="float">
            <office:annotation draw:style-name="gr3" svg:width="2.899cm" svg:height="2.176cm" svg:x="40.884cm" svg:y="6.988cm" draw:caption-point-x="-0.61cm" draw:caption-point-y="1.51cm">
              <dc:creator>Autoría desconocida</dc:creator>
              <dc:date>2025-02-26T11:36:00</dc:date>
              <text:p>Segunda anualidad de la amortización de la maquinaria del año 1</text:p>
            </office:annotation>
            <text:p>4299,58396192739</text:p>
          </table:table-cell>
          <table:table-cell table:number-columns-repeated="2"/>
          <table:table-cell table:style-name="ce130" table:formula="of:=5000+[.I19]" office:value-type="float" office:value="9000" calcext:value-type="float">
            <office:annotation draw:style-name="gr1" svg:width="2.899cm" svg:height="1.799cm" svg:x="47.657cm" svg:y="6.988cm" draw:caption-point-x="-0.61cm" draw:caption-point-y="1.51cm">
              <dc:creator>Autoría desconocida</dc:creator>
              <dc:date>2025-02-26T11:46:00</dc:date>
              <text:p>Sumada tercera amortización pendiente del año 1</text:p>
            </office:annotation>
            <text:p>9000</text:p>
          </table:table-cell>
          <table:table-cell/>
          <table:table-cell table:style-name="ce130" table:formula="of:=5000+[.K19]" office:value-type="float" office:value="9299.58396192739" calcext:value-type="float">
            <office:annotation draw:style-name="gr2" svg:width="2.899cm" svg:height="2.571cm" svg:x="52.173cm" svg:y="6.988cm" draw:caption-point-x="-0.61cm" draw:caption-point-y="1.51cm">
              <dc:creator>Autoría desconocida</dc:creator>
              <dc:date>2025-02-26T11:46:00</dc:date>
              <text:p>Sumada tercera anualidad pendiente de la amortización de la maquinaria del año 1</text:p>
            </office:annotation>
            <text:p>9299,58396192739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Sueldo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table:formula="of:=[.I20]" office:value-type="float" office:value="10000" calcext:value-type="float">
            <text:p>10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/>
          <table:table-cell table:formula="of:=[.N20]" office:value-type="float" office:value="12000" calcext:value-type="float">
            <text:p>12000</text:p>
          </table:table-cell>
          <table:table-cell table:number-columns-repeated="2"/>
          <table:table-cell table:formula="of:=15000" office:value-type="float" office:value="15000" calcext:value-type="float">
            <text:p>15000</text:p>
          </table:table-cell>
          <table:table-cell/>
          <table:table-cell table:formula="of:=[.S20]" office:value-type="float" office:value="15000" calcext:value-type="float">
            <text:p>15000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Seguridad Social Empresa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table:formula="of:=[.I21]" office:value-type="float" office:value="2000" calcext:value-type="float">
            <text:p>2000</text:p>
          </table:table-cell>
          <table:table-cell table:number-columns-repeated="2"/>
          <table:table-cell table:formula="of:=4400" office:value-type="float" office:value="4400" calcext:value-type="float">
            <text:p>4400</text:p>
          </table:table-cell>
          <table:table-cell/>
          <table:table-cell table:formula="of:=[.N21]" office:value-type="float" office:value="4400" calcext:value-type="float">
            <text:p>4400</text:p>
          </table:table-cell>
          <table:table-cell table:number-columns-repeated="2"/>
          <table:table-cell table:formula="of:=5650" office:value-type="float" office:value="5650" calcext:value-type="float">
            <text:p>5650</text:p>
          </table:table-cell>
          <table:table-cell/>
          <table:table-cell table:formula="of:=[.S21]" office:value-type="float" office:value="5650" calcext:value-type="float">
            <text:p>5650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Suministros</text:p>
          </table:table-cell>
          <table:table-cell table:number-columns-repeated="2"/>
          <table:table-cell table:formula="of:=400*12" office:value-type="float" office:value="4800" calcext:value-type="float">
            <text:p>4800</text:p>
          </table:table-cell>
          <table:table-cell/>
          <table:table-cell table:formula="of:=[.I22]" office:value-type="float" office:value="4800" calcext:value-type="float">
            <text:p>4800</text:p>
          </table:table-cell>
          <table:table-cell table:number-columns-repeated="2"/>
          <table:table-cell table:formula="of:=500*12" office:value-type="float" office:value="6000" calcext:value-type="float">
            <text:p>6000</text:p>
          </table:table-cell>
          <table:table-cell/>
          <table:table-cell table:formula="of:=[.N22]" office:value-type="float" office:value="6000" calcext:value-type="float">
            <text:p>6000</text:p>
          </table:table-cell>
          <table:table-cell table:number-columns-repeated="2"/>
          <table:table-cell table:formula="of:=450*12" office:value-type="float" office:value="5400" calcext:value-type="float">
            <text:p>5400</text:p>
          </table:table-cell>
          <table:table-cell/>
          <table:table-cell table:formula="of:=[.S22]" office:value-type="float" office:value="5400" calcext:value-type="float">
            <text:p>5400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Seguro</text:p>
          </table:table-cell>
          <table:table-cell table:number-columns-repeated="2"/>
          <table:table-cell table:formula="of:=900" office:value-type="float" office:value="900" calcext:value-type="float">
            <text:p>900</text:p>
          </table:table-cell>
          <table:table-cell/>
          <table:table-cell table:style-name="ce119">
            <office:annotation draw:style-name="gr1" svg:width="2.899cm" svg:height="1.799cm" svg:x="28.577cm" svg:y="8.935cm" draw:caption-point-x="-0.61cm" draw:caption-point-y="1.51cm">
              <dc:creator>Autoría desconocida</dc:creator>
              <dc:date>2025-02-26T11:16:00</dc:date>
              <text:p>Se paga todo el año 2</text:p>
            </office:annotation>
          </table:table-cell>
          <table:table-cell table:number-columns-repeated="2"/>
          <table:table-cell table:style-name="ce131" table:formula="of:=3000/2" office:value-type="float" office:value="1500" calcext:value-type="float">
            <office:annotation draw:style-name="gr1" svg:width="2.899cm" svg:height="1.799cm" svg:x="36.368cm" svg:y="8.935cm" draw:caption-point-x="-0.61cm" draw:caption-point-y="1.51cm">
              <dc:creator>Autoría desconocida</dc:creator>
              <dc:date>2025-02-26T11:24:00</dc:date>
              <text:p>Duración de 2 años</text:p>
            </office:annotation>
            <text:p>1500</text:p>
          </table:table-cell>
          <table:table-cell/>
          <table:table-cell table:style-name="ce132" table:formula="of:=3000*0.75+[.I23]" office:value-type="float" office:value="3150" calcext:value-type="float">
            <office:annotation draw:style-name="gr4" svg:width="2.899cm" svg:height="2.966cm" svg:x="40.884cm" svg:y="8.935cm" draw:caption-point-x="-0.61cm" draw:caption-point-y="1.51cm">
              <dc:creator>Autoría desconocida</dc:creator>
              <dc:date>2025-02-26T11:36:00</dc:date>
              <text:p>Paga el 25% restante en el año 3</text:p>
              <text:p/>
              <text:p>Sumado todo el pago pendiente del año 1</text:p>
            </office:annotation>
            <text:p>3150</text:p>
          </table:table-cell>
          <table:table-cell table:number-columns-repeated="2"/>
          <table:table-cell table:style-name="ce131" table:formula="of:=[.N23]" office:value-type="float" office:value="1500" calcext:value-type="float">
            <office:annotation draw:style-name="gr1" svg:width="2.899cm" svg:height="1.799cm" svg:x="47.657cm" svg:y="8.935cm" draw:caption-point-x="-0.61cm" draw:caption-point-y="1.51cm">
              <dc:creator>Autoría desconocida</dc:creator>
              <dc:date>2025-02-26T11:48:00</dc:date>
              <text:p>Sumada segunda mitad pendiente del año 2</text:p>
            </office:annotation>
            <text:p>1500</text:p>
          </table:table-cell>
          <table:table-cell/>
          <table:table-cell table:style-name="ce123" table:formula="of:=3000*0.25" office:value-type="float" office:value="750" calcext:value-type="float">
            <office:annotation draw:style-name="gr1" svg:width="2.899cm" svg:height="1.799cm" svg:x="52.173cm" svg:y="8.935cm" draw:caption-point-x="-0.61cm" draw:caption-point-y="1.51cm">
              <dc:creator>Autoría desconocida</dc:creator>
              <dc:date>2025-02-26T11:48:00</dc:date>
              <text:p>Sumado el 25% restante pendiente del año 2</text:p>
            </office:annotation>
            <text:p>750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Publicidad</text:p>
          </table:table-cell>
          <table:table-cell table:number-columns-repeated="2"/>
          <table:table-cell table:style-name="ce119" table:formula="of:=18000/2" office:value-type="float" office:value="9000" calcext:value-type="float">
            <office:annotation draw:style-name="gr1" svg:width="2.899cm" svg:height="1.799cm" svg:x="24.061cm" svg:y="9.422cm" draw:caption-point-x="-0.61cm" draw:caption-point-y="1.51cm">
              <dc:creator>Autoría desconocida</dc:creator>
              <dc:date>2025-02-26T11:17:00</dc:date>
              <text:p>Duración de dos años</text:p>
            </office:annotation>
            <text:p>9000</text:p>
          </table:table-cell>
          <table:table-cell/>
          <table:table-cell table:style-name="ce125">
            <office:annotation draw:style-name="gr1" svg:width="2.899cm" svg:height="1.799cm" svg:x="28.577cm" svg:y="9.422cm" draw:caption-point-x="-0.61cm" draw:caption-point-y="1.51cm">
              <dc:creator>Autoría desconocida</dc:creator>
              <dc:date>2025-02-26T11:17:00</dc:date>
              <text:p>Lo paga todo en el año 3</text:p>
            </office:annotation>
          </table:table-cell>
          <table:table-cell table:number-columns-repeated="2"/>
          <table:table-cell table:style-name="ce130" table:formula="of:=[.I24]" office:value-type="float" office:value="9000" calcext:value-type="float">
            <office:annotation draw:style-name="gr1" svg:width="2.899cm" svg:height="1.799cm" svg:x="36.368cm" svg:y="9.422cm" draw:caption-point-x="-0.61cm" draw:caption-point-y="1.51cm">
              <dc:creator>Autoría desconocida</dc:creator>
              <dc:date>2025-02-26T11:36:00</dc:date>
              <text:p>Sumada segunda mitad restante del año 1</text:p>
            </office:annotation>
            <text:p>9000</text:p>
          </table:table-cell>
          <table:table-cell/>
          <table:table-cell office:value-type="string" calcext:value-type="string">
            <text:p>`</text:p>
          </table:table-cell>
          <table:table-cell table:number-columns-repeated="2"/>
          <table:table-cell table:formula="of:=1500" office:value-type="float" office:value="1500" calcext:value-type="float">
            <text:p>1500</text:p>
          </table:table-cell>
          <table:table-cell/>
          <table:table-cell table:style-name="ce130" table:formula="of:=[.S24]+[.I24]*2" office:value-type="float" office:value="19500" calcext:value-type="float">
            <office:annotation draw:style-name="gr1" svg:width="2.899cm" svg:height="1.799cm" svg:x="52.173cm" svg:y="9.422cm" draw:caption-point-x="-0.61cm" draw:caption-point-y="1.51cm">
              <dc:creator>Autoría desconocida</dc:creator>
              <dc:date>2025-02-26T11:49:00</dc:date>
              <text:p>Sumado todo el pago pendiente del año 1</text:p>
            </office:annotation>
            <text:p>19500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Cuota autónomo</text:p>
          </table:table-cell>
          <table:table-cell table:number-columns-repeated="2"/>
          <table:table-cell office:value-type="float" office:value="4600" calcext:value-type="float">
            <text:p>4600</text:p>
          </table:table-cell>
          <table:table-cell/>
          <table:table-cell table:formula="of:=[.I25]" office:value-type="float" office:value="4600" calcext:value-type="float">
            <text:p>4600</text:p>
          </table:table-cell>
          <table:table-cell/>
          <table:table-cell table:style-name="ce61"/>
          <table:table-cell table:formula="of:=4700" office:value-type="float" office:value="4700" calcext:value-type="float">
            <text:p>4700</text:p>
          </table:table-cell>
          <table:table-cell/>
          <table:table-cell table:formula="of:=[.N25]" office:value-type="float" office:value="4700" calcext:value-type="float">
            <text:p>4700</text:p>
          </table:table-cell>
          <table:table-cell table:number-columns-repeated="2"/>
          <table:table-cell table:formula="of:=5800" office:value-type="float" office:value="5800" calcext:value-type="float">
            <text:p>5800</text:p>
          </table:table-cell>
          <table:table-cell/>
          <table:table-cell table:formula="of:=[.S25]" office:value-type="float" office:value="5800" calcext:value-type="float">
            <text:p>5800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Ingresos financieros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style-name="ce118" office:value-type="string" calcext:value-type="string">
            <office:annotation draw:style-name="gr1" svg:width="2.899cm" svg:height="1.799cm" svg:x="26.319cm" svg:y="10.396cm" draw:caption-point-x="-0.61cm" draw:caption-point-y="1.51cm">
              <dc:creator>Autoría desconocida</dc:creator>
              <dc:date>2025-02-26T11:18:00</dc:date>
              <text:p>Se cobra entre los años 2 y 3</text:p>
            </office:annotation>
            <text:p>Año 3</text:p>
          </table:table-cell>
          <table:table-cell table:number-columns-repeated="4"/>
          <table:table-cell table:style-name="ce130" table:formula="of:=[.H26]/2" office:value-type="float" office:value="500" calcext:value-type="float">
            <office:annotation draw:style-name="gr3" svg:width="2.899cm" svg:height="2.176cm" svg:x="38.626cm" svg:y="10.396cm" draw:caption-point-x="-0.61cm" draw:caption-point-y="1.51cm">
              <dc:creator>Autoría desconocida</dc:creator>
              <dc:date>2025-02-26T11:37:00</dc:date>
              <text:p>Sumada primera mitad pendiente del año 1. Falta la segunda mitad para el año 3</text:p>
            </office:annotation>
            <text:p>500</text:p>
          </table:table-cell>
          <table:table-cell table:number-columns-repeated="2"/>
          <table:table-cell table:formula="of:=900" office:value-type="float" office:value="900" calcext:value-type="float">
            <text:p>900</text:p>
          </table:table-cell>
          <table:table-cell/>
          <table:table-cell table:style-name="ce130" table:formula="of:=[.R26]+[.O26]" office:value-type="float" office:value="1400" calcext:value-type="float">
            <office:annotation draw:style-name="gr1" svg:width="2.899cm" svg:height="1.799cm" svg:x="49.915cm" svg:y="10.396cm" draw:caption-point-x="-0.61cm" draw:caption-point-y="1.51cm">
              <dc:creator>Autoría desconocida</dc:creator>
              <dc:date>2025-02-26T11:49:00</dc:date>
              <text:p>Sumada segunda mitad pendiente del año 1</text:p>
            </office:annotation>
            <text:p>1400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Interés Maquinaria</text:p>
          </table:table-cell>
          <table:table-cell table:number-columns-repeated="2"/>
          <table:table-cell table:style-name="ce120" table:formula="of:=[$Préstamo.H23]" office:value-type="float" office:value="444" calcext:value-type="float">
            <office:annotation draw:style-name="gr1" svg:width="2.899cm" svg:height="4.151cm" svg:x="24.061cm" svg:y="10.883cm" draw:caption-point-x="-0.61cm" draw:caption-point-y="1.51cm">
              <dc:creator>Autoría desconocida</dc:creator>
              <dc:date>2025-02-26T11:50:00</dc:date>
              <text:p>Primer interés de la amortización de la maquinaria.</text:p>
              <text:p/>
              <text:p>El año 2 pagará 301.</text:p>
              <text:p/>
              <text:p>El año 3 pagará 153</text:p>
            </office:annotation>
            <text:p>444</text:p>
          </table:table-cell>
          <table:table-cell table:number-columns-repeated="4"/>
          <table:table-cell table:style-name="ce130" table:formula="of:=[$Préstamo.H24]" office:value-type="float" office:value="301.343393408687" calcext:value-type="float">
            <office:annotation draw:style-name="gr3" svg:width="2.899cm" svg:height="2.176cm" svg:x="36.368cm" svg:y="10.883cm" draw:caption-point-x="-0.61cm" draw:caption-point-y="1.51cm">
              <dc:creator>Autoría desconocida</dc:creator>
              <dc:date>2025-02-26T11:38:00</dc:date>
              <text:p>Segundo interés pendiente de la amortización de la maquinaria del año 1</text:p>
            </office:annotation>
            <text:p>301,343393408687</text:p>
          </table:table-cell>
          <table:table-cell table:number-columns-repeated="4"/>
          <table:table-cell table:style-name="ce134" table:formula="of:=[$Préstamo.H25]" office:value-type="float" office:value="153.408492373494" calcext:value-type="float">
            <office:annotation draw:style-name="gr3" svg:width="2.899cm" svg:height="2.176cm" svg:x="47.657cm" svg:y="10.883cm" draw:caption-point-x="-0.61cm" draw:caption-point-y="1.51cm">
              <dc:creator>Autoría desconocida</dc:creator>
              <dc:date>2025-02-26T11:50:00</dc:date>
              <text:p>Sumado tercer interés de la amortización de la maquinaria del año 1</text:p>
            </office:annotation>
            <text:p>153,40849237349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string" calcext:value-type="string">
            <text:p>Ingresos por arrendamientos</text:p>
          </table:table-cell>
          <table:table-cell table:number-columns-repeated="6"/>
          <table:table-cell table:formula="of:=1420" office:value-type="float" office:value="1420" calcext:value-type="float">
            <text:p>1420</text:p>
          </table:table-cell>
          <table:table-cell/>
          <table:table-cell table:style-name="ce131" table:formula="of:=[.M28]*0.7" office:value-type="float" office:value="994" calcext:value-type="float">
            <office:annotation draw:style-name="gr1" svg:width="2.899cm" svg:height="1.799cm" svg:x="38.626cm" svg:y="11.369cm" draw:caption-point-x="-0.61cm" draw:caption-point-y="1.51cm">
              <dc:creator>Autoría desconocida</dc:creator>
              <dc:date>2025-02-26T11:26:00</dc:date>
              <text:p>Cobra el 30% restante en el año 3</text:p>
            </office:annotation>
            <text:p>994</text:p>
          </table:table-cell>
          <table:table-cell table:number-columns-repeated="4"/>
          <table:table-cell table:style-name="ce123" table:formula="of:=[.M28]*0.3" office:value-type="float" office:value="426" calcext:value-type="float">
            <office:annotation draw:style-name="gr1" svg:width="2.899cm" svg:height="1.799cm" svg:x="49.915cm" svg:y="11.369cm" draw:caption-point-x="-0.61cm" draw:caption-point-y="1.51cm">
              <dc:creator>Autoría desconocida</dc:creator>
              <dc:date>2025-02-26T11:51:00</dc:date>
              <text:p>Sumado el 30% restante pendiente del año 2</text:p>
            </office:annotation>
            <text:p>426</text:p>
          </table:table-cell>
          <table:table-cell/>
        </table:table-row>
        <table:table-row table:style-name="ro4" table:number-rows-repeated="8">
          <table:table-cell table:number-columns-repeated="21"/>
        </table:table-row>
        <table:table-row table:style-name="ro4">
          <table:table-cell table:number-columns-repeated="5"/>
          <table:table-cell office:value-type="string" calcext:value-type="string">
            <text:p>E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formula="of:=[$Inventario.P15]" office:value-type="float" office:value="24150" calcext:value-type="float">
            <text:p>24150</text:p>
          </table:table-cell>
          <table:table-cell table:number-columns-repeated="4"/>
          <table:table-cell table:formula="of:=[$Inventario.P22]" office:value-type="float" office:value="34051.3931888545" calcext:value-type="float">
            <text:p>34051,393188854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string" calcext:value-type="string">
            <text:p>Ef</text:p>
          </table:table-cell>
          <table:table-cell/>
          <table:table-cell table:formula="of:=[$Inventario.P13]" office:value-type="float" office:value="24150" calcext:value-type="float">
            <text:p>24150</text:p>
          </table:table-cell>
          <table:table-cell table:number-columns-repeated="4"/>
          <table:table-cell table:formula="of:=[$Inventario.P20]" office:value-type="float" office:value="34051.3931888545" calcext:value-type="float">
            <text:p>34051,3931888545</text:p>
          </table:table-cell>
          <table:table-cell table:number-columns-repeated="4"/>
          <table:table-cell table:formula="of:=[$Inventario.P28]" office:value-type="float" office:value="0" calcext:value-type="float">
            <text:p>0</text:p>
          </table:table-cell>
          <table:table-cell table:number-columns-repeated="3"/>
        </table:table-row>
        <table:table-row table:style-name="ro4" table:number-rows-repeated="3">
          <table:table-cell table:number-columns-repeated="2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table:formula="of:=SUM([.H11:.H41])" office:value-type="float" office:value="824950" calcext:value-type="float">
            <text:p>824950</text:p>
          </table:table-cell>
          <table:table-cell table:style-name="Default" table:formula="of:=SUM([.I11:.I41])" office:value-type="float" office:value="176244" calcext:value-type="float">
            <text:p>176244</text:p>
          </table:table-cell>
          <table:table-cell table:style-name="Default" table:formula="of:=SUM([.J11:.J41])" office:value-type="float" office:value="399900" calcext:value-type="float">
            <text:p>399900</text:p>
          </table:table-cell>
          <table:table-cell table:style-name="Default" table:formula="of:=SUM([.K11:.K41])" office:value-type="float" office:value="220599.583961927" calcext:value-type="float">
            <text:p>220599,583961927</text:p>
          </table:table-cell>
          <table:table-cell table:style-name="Default"/>
          <table:table-cell table:style-name="Default" table:formula="of:=SUM([.M11:.M41])" office:value-type="float" office:value="742571.393188854" calcext:value-type="float">
            <text:p>742571,393188854</text:p>
          </table:table-cell>
          <table:table-cell table:style-name="Default" table:formula="of:=SUM([.N11:.N41])" office:value-type="float" office:value="181601.343393409" calcext:value-type="float">
            <text:p>181601,343393409</text:p>
          </table:table-cell>
          <table:table-cell table:style-name="Default" table:formula="of:=SUM([.O11:.O41])" office:value-type="float" office:value="1108494" calcext:value-type="float">
            <text:p>1108494</text:p>
          </table:table-cell>
          <table:table-cell table:style-name="Default" table:formula="of:=SUM([.P11:.P41])" office:value-type="float" office:value="135699.583961927" calcext:value-type="float">
            <text:p>135699,583961927</text:p>
          </table:table-cell>
          <table:table-cell table:style-name="Default"/>
          <table:table-cell table:style-name="Default" table:formula="of:=SUM([.R11:.R41])" office:value-type="float" office:value="1734700" calcext:value-type="float">
            <text:p>1734700</text:p>
          </table:table-cell>
          <table:table-cell table:style-name="Default" table:formula="of:=SUM([.S11:.S41])" office:value-type="float" office:value="283604.801681228" calcext:value-type="float">
            <text:p>283604,801681228</text:p>
          </table:table-cell>
          <table:table-cell table:style-name="Default" table:formula="of:=SUM([.T11:.T41])" office:value-type="float" office:value="1735626" calcext:value-type="float">
            <text:p>1735626</text:p>
          </table:table-cell>
          <table:table-cell table:style-name="Default" table:formula="of:=SUM([.U11:.U41])" office:value-type="float" office:value="226949.583961927" calcext:value-type="float">
            <text:p>226949,583961927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0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  <table:table-cell table:style-name="Default"/>
          <table:table-cell table:style-name="ce50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  <table:table-cell table:style-name="Default"/>
          <table:table-cell table:style-name="ce50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</table:table-row>
        <table:table-row table:style-name="ro1">
          <table:table-cell table:number-columns-repeated="5"/>
          <table:table-cell table:style-name="Default" table:number-columns-repeated="16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1" office:value-type="string" calcext:value-type="string">
            <text:p>Beneficio</text:p>
          </table:table-cell>
          <table:table-cell table:style-name="ce55" table:formula="of:=[.H42]-[.I42]" office:value-type="float" office:value="648706" calcext:value-type="float">
            <text:p>648706</text:p>
          </table:table-cell>
          <table:table-cell table:style-name="Default" table:number-columns-repeated="3"/>
          <table:table-cell table:style-name="ce51" office:value-type="string" calcext:value-type="string">
            <text:p>Beneficio</text:p>
          </table:table-cell>
          <table:table-cell table:style-name="ce55" table:formula="of:=[.M42]-[.N42]" office:value-type="float" office:value="560970.049795446" calcext:value-type="float">
            <text:p>560970,049795446</text:p>
          </table:table-cell>
          <table:table-cell table:style-name="Default" table:number-columns-repeated="3"/>
          <table:table-cell table:style-name="ce51" office:value-type="string" calcext:value-type="string">
            <text:p>Beneficio</text:p>
          </table:table-cell>
          <table:table-cell table:style-name="ce55" table:formula="of:=[.R42]-[.S42]" office:value-type="float" office:value="1451095.19831877" calcext:value-type="float">
            <text:p>1451095,19831877</text:p>
          </table:table-cell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table:number-columns-repeated="16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2" office:value-type="string" calcext:value-type="string">
            <text:p>Tesorería</text:p>
          </table:table-cell>
          <table:table-cell table:style-name="ce56" table:formula="of:=[.J42]-[.K42]" office:value-type="float" office:value="179300.416038073" calcext:value-type="float">
            <text:p>179300,416038073</text:p>
          </table:table-cell>
          <table:table-cell table:style-name="Default" table:number-columns-repeated="3"/>
          <table:table-cell table:style-name="ce52" office:value-type="string" calcext:value-type="string">
            <text:p>Tesorería</text:p>
          </table:table-cell>
          <table:table-cell table:style-name="ce56" table:formula="of:=[.O42]-[.P42]" office:value-type="float" office:value="972794.416038073" calcext:value-type="float">
            <text:p>972794,416038073</text:p>
          </table:table-cell>
          <table:table-cell table:style-name="Default" table:number-columns-repeated="3"/>
          <table:table-cell table:style-name="ce52" office:value-type="string" calcext:value-type="string">
            <text:p>Tesorería</text:p>
          </table:table-cell>
          <table:table-cell table:style-name="ce56" table:formula="of:=[.T42]-[.U42]" office:value-type="float" office:value="1508676.41603807" calcext:value-type="float">
            <text:p>1508676,41603807</text:p>
          </table:table-cell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16"/>
        </table:table-row>
        <table:table-row table:style-name="ro1">
          <table:table-cell table:number-columns-repeated="5"/>
          <table:table-cell table:style-name="Default" table:number-columns-repeated="7"/>
          <table:table-cell table:style-name="ce62" office:value-type="string" calcext:value-type="string">
            <text:p>B1 + B2 + B3</text:p>
          </table:table-cell>
          <table:table-cell table:style-name="Default" table:formula="of:=[.I45]+[.N45]+[.S45]" office:value-type="float" office:value="2660771.24811422" calcext:value-type="float">
            <text:p>2660771,24811422</text:p>
          </table:table-cell>
          <table:table-cell table:style-name="Default" table:number-columns-repeated="7"/>
        </table:table-row>
        <table:table-row table:style-name="ro1">
          <table:table-cell table:number-columns-repeated="5"/>
          <table:table-cell table:style-name="Default" table:number-columns-repeated="7"/>
          <table:table-cell table:style-name="ce62" office:value-type="string" calcext:value-type="string">
            <text:p>T1 + T2 + T3</text:p>
          </table:table-cell>
          <table:table-cell table:style-name="Default" table:formula="of:=[.I47]+[.N47]+[.S47]" office:value-type="float" office:value="2660771.24811422" calcext:value-type="float">
            <text:p>2660771,24811422</text:p>
          </table:table-cell>
          <table:table-cell table:style-name="Default" table:number-columns-repeated="7"/>
        </table:table-row>
        <table:table-row table:style-name="ro1">
          <table:table-cell table:number-columns-repeated="5"/>
          <table:table-cell table:style-name="Default" table:number-columns-repeated="7"/>
          <table:table-cell table:style-name="ce62" office:value-type="string" calcext:value-type="string">
            <text:p>Diferencia</text:p>
          </table:table-cell>
          <table:table-cell table:style-name="ce62" table:formula="of:=[.N51]-[.N52]" office:value-type="float" office:value="0" calcext:value-type="float">
            <text:p>0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 style:data-style-name="N2" text:time-value="10:41:35.24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6T09:07:55.116000000</meta:creation-date>
    <meta:generator>LibreOffice/7.6.0.3$Windows_X86_64 LibreOffice_project/69edd8b8ebc41d00b4de3915dc82f8f0fc3b6265</meta:generator>
    <dc:date>2025-02-26T11:57:19.215000000</dc:date>
    <meta:editing-duration>PT2H39M11S</meta:editing-duration>
    <meta:editing-cycles>2</meta:editing-cycles>
    <meta:document-statistic meta:table-count="4" meta:cell-count="430" meta:object-count="0"/>
  </office:meta>
</office:document-meta>
</file>